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3">Заголовок</text:p>
      <text:p text:style-name="P1"/>
      <text:p text:style-name="P5">This is template number one.</text:p>
      <text:p text:style-name="P4">Text Text Text Text Text Text</text:p>
      <text:p text:style-name="P4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7">Должность</text:p>
          </table:table-cell>
          <table:table-cell office:value-type="string">
            <text:p text:style-name="P6">Фамилия Имя Отчество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4:10:21.32</dc:date>
    <meta:editing-duration>PT01H24M15S</meta:editing-duration>
    <meta:editing-cycles>16</meta:editing-cycles>
    <meta:generator>OpenOffice.org/3.1$Win32 OpenOffice.org_project/310m11$Build-9399</meta:generator>
    <meta:document-statistic meta:table-count="1" meta:image-count="0" meta:object-count="0" meta:page-count="1" meta:paragraph-count="6" meta:word-count="18" meta:character-count="101"/>
  </office:meta>
</office:document-meta>
</file>